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Liberation Sans" fo:font-weight="bold" officeooo:rsid="00f708c0" officeooo:paragraph-rsid="00f708c0" style:font-weight-asian="bold" style:font-weight-complex="bold"/>
    </style:style>
    <style:style style:name="P2" style:family="paragraph" style:parent-style-name="Text_20_body">
      <style:text-properties officeooo:paragraph-rsid="00f708c0"/>
    </style:style>
    <style:style style:name="P3" style:family="paragraph" style:parent-style-name="Text_20_body">
      <style:text-properties officeooo:rsid="00f721e4" officeooo:paragraph-rsid="00f721e4"/>
    </style:style>
    <style:style style:name="P4" style:family="paragraph" style:parent-style-name="Text_20_body">
      <style:text-properties officeooo:rsid="00f77159" officeooo:paragraph-rsid="00f77159"/>
    </style:style>
    <style:style style:name="P5" style:family="paragraph" style:parent-style-name="Text_20_body">
      <style:text-properties officeooo:rsid="00f78d92" officeooo:paragraph-rsid="00f78d92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Liberation Sans" fo:font-size="14pt" fo:font-weight="normal" officeooo:rsid="00f708c0" style:font-size-asian="14pt" style:font-weight-asian="normal" style:font-size-complex="14pt" style:font-weight-complex="normal"/>
    </style:style>
    <style:style style:name="T4" style:family="text">
      <style:text-properties style:font-name="Liberation Sans" fo:font-size="14pt" fo:font-weight="normal" officeooo:rsid="00f7bf9c" style:font-size-asian="14pt" style:font-weight-asian="normal" style:font-size-complex="14pt" style:font-weight-complex="normal"/>
    </style:style>
    <style:style style:name="T5" style:family="text">
      <style:text-properties style:font-name="Liberation Sans" fo:font-size="14pt" fo:font-weight="normal" officeooo:rsid="00f9b57c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543in" fo:text-indent="-0.25in" fo:margin-left="0.55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043in" fo:text-indent="-0.25in" fo:margin-left="0.80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543in" fo:text-indent="-0.25in" fo:margin-left="1.05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043in" fo:text-indent="-0.25in" fo:margin-left="1.30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543in" fo:text-indent="-0.25in" fo:margin-left="1.55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043in" fo:text-indent="-0.25in" fo:margin-left="1.80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543in" fo:text-indent="-0.25in" fo:margin-left="2.05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043in" fo:text-indent="-0.25in" fo:margin-left="2.30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543in" fo:text-indent="-0.25in" fo:margin-left="2.55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043in" fo:text-indent="-0.25in" fo:margin-left="2.804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text:span text:style-name="T1">Midden van de robot staat op 0-0</text:span></text:h>
      <text:p text:style-name="P2"><text:span text:style-name="T3"/></text:p>
      <text:p text:style-name="P3"><text:span text:style-name="T3">K</text:span><text:span text:style-name="T2">lein blokje </text:span></text:p>
      <text:p text:style-name="P3"><text:span text:style-name="T3">W</text:span><text:span text:style-name="T2">itte cirkel diameter 10</text:span><text:span text:style-name="T5">m</text:span><text:span text:style-name="T2">m</text:span></text:p>
      <text:p text:style-name="P3"><text:span text:style-name="T2"/></text:p>
      <text:p text:style-name="P3"><text:span text:style-name="T2">Hoek moet tenminste 60 graden zijn tussen de 2 objecten én afstand moet minimaal 10cm bewegen.</text:span></text:p>
      <text:p text:style-name="P3"><text:span text:style-name="T2"/></text:p>
      <text:p text:style-name="P4"><text:span text:style-name="T2">Opstart van programma geef je de afstanden en hoeken mee als argument, dus MAG NIET hardcoded.</text:span></text:p>
      <text:p text:style-name="P4"><text:span text:style-name="T2"/></text:p>
      <text:p text:style-name="P5"><text:span text:style-name="T2">Vision is voor het beroepsproduct weg!!!! </text:span><text:span text:style-name="T4">Met geodriehoek meten.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0:12:29.271746542</meta:creation-date>
    <meta:generator>LibreOffice/24.2.5.2$Linux_X86_64 LibreOffice_project/420$Build-2</meta:generator>
    <dc:date>2024-10-08T09:10:30.718117450</dc:date>
    <meta:editing-duration>PT12H5M11S</meta:editing-duration>
    <meta:editing-cycles>204</meta:editing-cycles>
    <meta:document-statistic meta:table-count="0" meta:image-count="0" meta:object-count="0" meta:page-count="1" meta:paragraph-count="6" meta:word-count="54" meta:character-count="323" meta:non-whitespace-character-count="274"/>
  </office:meta>
</office:document-meta>
</file>